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8.4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43.94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aa61a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aa61a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ewark Part Numb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K043FN02H-CT - <text:s/>LCD Display Panel</text:p>
          </table:table-cell>
          <table:table-cell table:style-name="ce5" office:value-type="string" calcext:value-type="string">
            <text:p>33AC4422</text:p>
          </table:table-cell>
          <table:table-cell table:style-name="ce5" office:value-type="string" calcext:value-type="string">
            <text:p><text:s/>RK043FN02H-CT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currency" office:currency="USD" office:value="30.82" calcext:value-type="currency">
            <text:p>$30.82</text:p>
          </table:table-cell>
          <table:table-cell table:style-name="ce8" table:formula="of:=[.F7]*[.E7]" office:value-type="currency" office:currency="USD" office:value="30.82" calcext:value-type="currency">
            <text:p>$30.82</text:p>
          </table:table-cell>
          <table:table-cell table:style-name="ce3" office:value-type="string" calcext:value-type="string">
            <text:p>http://www.newark.com/nxp/rk043fn02h-ct/lcd-display-panel-tft-480-x-272/dp/33AC4422?st=TFT%20LCD%20Display#anchorTechnicalDOCS</text:p>
          </table:table-cell>
          <table:table-cell table:style-name="ce3"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4.3" 40-pin TFT Display - 480x272 with Touchscreen</text:p>
          </table:table-cell>
          <table:table-cell table:style-name="ce5"/>
          <table:table-cell table:style-name="ce5" office:value-type="float" office:value="1591" calcext:value-type="float">
            <text:p>159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currency" office:currency="USD" office:value="29.95" calcext:value-type="currency">
            <text:p>$29.95</text:p>
          </table:table-cell>
          <table:table-cell table:style-name="ce8" table:formula="of:=[.F8]*[.E8]" office:value-type="currency" office:currency="USD" office:value="29.95" calcext:value-type="currency">
            <text:p>$29.95</text:p>
          </table:table-cell>
          <table:table-cell table:style-name="ce3" office:value-type="string" calcext:value-type="string">
            <text:p>https://www.adafruit.com/product/1591</text:p>
          </table:table-cell>
          <table:table-cell table:style-name="ce3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9]*[.E9]" office:value-type="currency" office:currency="USD" office:value="0.112" calcext:value-type="currency">
            <text:p>$0.11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.99" calcext:value-type="float">
            <text:p>13.99</text:p>
          </table:table-cell>
          <table:table-cell table:formula="of:=[.F10]*[.E10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 – ¼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formula="of:=[.F11]*[.E1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 - 4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table:formula="of:=[.F12]*[.E1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rews -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F13]*[.E1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y Pai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14]*[.E1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st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formula="of:=[.F15]*[.E1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ker 4-Port USB 3.0 Ultra Slim Data Hub</text:p>
          </table:table-cell>
          <table:table-cell/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16]*[.E16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ltra ATA 2-Drive Ribbon Cable</text:p>
          </table:table-cell>
          <table:table-cell/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17]*[.E17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ttery</text:p>
          </table:table-cell>
          <table:table-cell table:number-columns-repeated="4"/>
          <table:table-cell table:formula="of:=[.F18]*[.E1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19]*[.E19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1:22:13.155322368</dc:date>
    <meta:editing-duration>P3DT19H27M21S</meta:editing-duration>
    <meta:editing-cycles>5</meta:editing-cycles>
    <meta:generator>LibreOffice/5.4.4.2$Linux_X86_64 LibreOffice_project/40m0$Build-2</meta:generator>
    <meta:document-statistic meta:table-count="1" meta:cell-count="124" meta:object-count="0"/>
  </office:meta>
</office:document-meta>
</file>